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officeooo:paragraph-rsid="001cb4dd"/>
    </style:style>
    <style:style style:name="P3" style:family="paragraph" style:parent-style-name="Standard" style:list-style-name="L1">
      <style:text-properties officeooo:paragraph-rsid="001e36df"/>
    </style:style>
    <style:style style:name="P4" style:family="paragraph" style:parent-style-name="Standard" style:list-style-name="L2"/>
    <style:style style:name="P5" style:family="paragraph" style:parent-style-name="Standard" style:list-style-name="L2">
      <style:text-properties officeooo:paragraph-rsid="001f9598"/>
    </style:style>
    <style:style style:name="P6" style:family="paragraph" style:parent-style-name="Standard" style:list-style-name="L3"/>
    <style:style style:name="P7" style:family="paragraph" style:parent-style-name="Standard" style:list-style-name="L4"/>
    <style:style style:name="P8" style:family="paragraph" style:parent-style-name="Standard" style:list-style-name="L5"/>
    <style:style style:name="P9" style:family="paragraph" style:parent-style-name="Standard" style:list-style-name="L2">
      <style:text-properties officeooo:rsid="001e36df" officeooo:paragraph-rsid="001e36df"/>
    </style:style>
    <style:style style:name="P10" style:family="paragraph" style:parent-style-name="Standard" style:list-style-name="L3">
      <style:text-properties officeooo:rsid="001f9598" officeooo:paragraph-rsid="001f9598"/>
    </style:style>
    <style:style style:name="P11" style:family="paragraph" style:parent-style-name="Standard" style:list-style-name="L4">
      <style:text-properties officeooo:rsid="001f9598" officeooo:paragraph-rsid="001f9598"/>
    </style:style>
    <style:style style:name="P12" style:family="paragraph" style:parent-style-name="Standard" style:list-style-name="L5">
      <style:text-properties officeooo:rsid="001f9598" officeooo:paragraph-rsid="001f9598"/>
    </style:style>
    <style:style style:name="P13" style:family="paragraph" style:parent-style-name="Standard" style:list-style-name="L2">
      <style:paragraph-properties style:writing-mode="lr-tb"/>
      <style:text-properties officeooo:rsid="001e36df" officeooo:paragraph-rsid="001e36df"/>
    </style:style>
    <style:style style:name="T1" style:family="text">
      <style:text-properties officeooo:rsid="001cb4dd"/>
    </style:style>
    <style:style style:name="T2" style:family="text">
      <style:text-properties officeooo:rsid="001e36df"/>
    </style:style>
    <style:style style:name="T3" style:family="text">
      <style:text-properties officeooo:rsid="001f959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Robotjes Lessons</text:p>
      <text:p text:style-name="Subtitle">Getting started</text:p>
      <text:list xml:id="list3260708806" text:style-name="L1">
        <text:list-item>
          <text:p text:style-name="P1">Compare Robo with Python</text:p>
        </text:list-item>
        <text:list-item>
          <text:p text:style-name="P1"><text:bookmark-start text:name="__DdeLink__94_1438257437"/><text:span text:style-name="T1">Introducing Robo’s move instructions</text:span><text:bookmark-end text:name="__DdeLink__94_1438257437"/></text:p>
        </text:list-item>
        <text:list-item>
          <text:p text:style-name="P1"><text:span text:style-name="T1">Introducing Robo’s gripper instructions</text:span></text:p>
        </text:list-item>
        <text:list-item>
          <text:p text:style-name="P2"><text:bookmark-start text:name="__DdeLink__98_1438257437"/><text:span text:style-name="T2">I</text:span><text:span text:style-name="T1">ntroducing Robo’s paint instructions</text:span><text:bookmark-end text:name="__DdeLink__98_1438257437"/></text:p>
        </text:list-item>
        <text:list-item>
          <text:p text:style-name="P3"><text:bookmark-start text:name="__DdeLink__101_1438257437"/><text:span text:style-name="T2">I</text:span><text:span text:style-name="T1">ntroducing Robo’s </text:span><text:span text:style-name="T2">look</text:span><text:span text:style-name="T1"> instructions</text:span><text:bookmark-end text:name="__DdeLink__101_1438257437"/></text:p>
        </text:list-item>
      </text:list>
      <text:p text:style-name="Subtitle">Basic</text:p>
      <text:list xml:id="list1288655495" text:style-name="L2">
        <text:list-item>
          <text:p text:style-name="P9"><text:bookmark-start text:name="__DdeLink__103_1438257437"/>Python values<text:bookmark-end text:name="__DdeLink__103_1438257437"/></text:p>
        </text:list-item>
        <text:list-item>
          <text:p text:style-name="P13">If statement</text:p>
        </text:list-item>
        <text:list-item>
          <text:p text:style-name="P4"><text:span text:style-name="T3">True or False</text:span></text:p>
        </text:list-item>
        <text:list-item>
          <text:p text:style-name="P4"><text:span text:style-name="T3">Using Truth or Else, the if-then-else </text:span></text:p>
        </text:list-item>
        <text:list-item>
          <text:p text:style-name="P4"><text:span text:style-name="T3">For loop in Python</text:span></text:p>
        </text:list-item>
        <text:list-item>
          <text:p text:style-name="P4">python break</text:p>
        </text:list-item>
        <text:list-item>
          <text:p text:style-name="P4">python continue</text:p>
        </text:list-item>
        <text:list-item>
          <text:p text:style-name="P5"><text:span text:style-name="T3">While loop in Python</text:span></text:p>
        </text:list-item>
      </text:list>
      <text:p text:style-name="Subtitle">Functions</text:p>
      <text:list xml:id="list3901404858" text:style-name="L3">
        <text:list-item>
          <text:p text:style-name="P6"><text:span text:style-name="T3">Functions in Python</text:span></text:p>
        </text:list-item>
        <text:list-item>
          <text:p text:style-name="P6"><text:span text:style-name="T3">Arguments to Functions</text:span></text:p>
        </text:list-item>
        <text:list-item>
          <text:p text:style-name="P6"><text:span text:style-name="T3">Giving Arguments default values</text:span></text:p>
        </text:list-item>
        <text:list-item>
          <text:p text:style-name="P6"><text:span text:style-name="T3">Keyword arguments</text:span></text:p>
        </text:list-item>
        <text:list-item>
          <text:p text:style-name="P10">Hide details with functions</text:p>
        </text:list-item>
        <text:list-item>
          <text:p text:style-name="P6"><text:span text:style-name="T3">Documenting functions</text:span></text:p>
        </text:list-item>
      </text:list>
      <text:p text:style-name="Subtitle">Data</text:p>
      <text:list xml:id="list1331371769" text:style-name="L4">
        <text:list-item>
          <text:p text:style-name="P7"><text:span text:style-name="T3">Variables versus</text:span> <text:span text:style-name="T3">A</text:span>rguments</text:p>
        </text:list-item>
        <text:list-item>
          <text:p text:style-name="P7"><text:span text:style-name="T3">Using Variables</text:span></text:p>
        </text:list-item>
        <text:list-item>
          <text:p text:style-name="P7">List<text:span text:style-name="T3">s</text:span></text:p>
        </text:list-item>
        <text:list-item>
          <text:p text:style-name="P11">Using Lists</text:p>
        </text:list-item>
        <text:list-item>
          <text:p text:style-name="P7"><text:span text:style-name="T3">Looping over Lists</text:span></text:p>
        </text:list-item>
        <text:list-item>
          <text:p text:style-name="P7">Dictionar<text:span text:style-name="T3">ies</text:span></text:p>
        </text:list-item>
        <text:list-item>
          <text:p text:style-name="P7"><text:span text:style-name="T3">Quickly looking up stuff </text:span>with Dictionary</text:p>
        </text:list-item>
      </text:list>
      <text:p text:style-name="Subtitle">3D Printing</text:p>
      <text:list xml:id="list1015572028" text:style-name="L5">
        <text:list-item>
          <text:p text:style-name="P8"><text:span text:style-name="T3">D</text:span>rawing a filled rectangle</text:p>
        </text:list-item>
        <text:list-item>
          <text:p text:style-name="P8"><text:span text:style-name="T3">D</text:span>rawing a filled triangle</text:p>
        </text:list-item>
        <text:list-item>
          <text:p text:style-name="P8"><text:span text:style-name="T3">D</text:span>drawing a filled triangle upside down</text:p>
        </text:list-item>
        <text:list-item>
          <text:p text:style-name="P8"><text:span text:style-name="T3">C</text:span>ombining two figures</text:p>
        </text:list-item>
        <text:list-item>
          <text:p text:style-name="P8">create a real figure by combining basic forms.</text:p>
        </text:list-item>
        <text:list-item>
          <text:p text:style-name="P12">Create your own form</text:p>
        </text:list-item>
        <text:list-item>
          <text:p text:style-name="P12">[maybe … export to 3D-printer/G-code]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01T12:42:08.353684781</meta:creation-date>
    <dc:date>2020-05-01T15:40:00.766047719</dc:date>
    <meta:editing-duration>PT20M49S</meta:editing-duration>
    <meta:editing-cycles>4</meta:editing-cycles>
    <meta:generator>LibreOffice/6.4.2.2$Linux_X86_64 LibreOffice_project/40$Build-2</meta:generator>
    <meta:document-statistic meta:table-count="0" meta:image-count="0" meta:object-count="0" meta:page-count="1" meta:paragraph-count="39" meta:word-count="157" meta:character-count="916" meta:non-whitespace-character-count="830"/>
  </office:meta>
</office:document-meta>
</file>